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ffcc99" draw:textarea-horizontal-align="justify" draw:textarea-vertical-align="middle" draw:auto-grow-height="false" fo:min-height="3.702cm" fo:min-width="2.931cm"/>
    </style:style>
    <style:style style:name="gr2" style:family="graphic" style:parent-style-name="standard">
      <style:graphic-properties draw:fill="solid" draw:fill-color="#b3b3b3" draw:textarea-horizontal-align="justify" draw:textarea-vertical-align="middle" draw:auto-grow-height="false" fo:min-height="0.324cm" fo:min-width="0.346cm"/>
    </style:style>
    <style:style style:name="gr3" style:family="graphic" style:parent-style-name="standard">
      <style:graphic-properties draw:fill="solid" draw:fill-color="#0047ff" draw:textarea-horizontal-align="justify" draw:textarea-vertical-align="middle" draw:auto-grow-height="false" fo:min-height="0.055cm" fo:min-width="0cm"/>
    </style:style>
    <style:style style:name="gr4" style:family="graphic" style:parent-style-name="standard">
      <style:graphic-properties draw:fill="solid" draw:fill-color="#0047ff" draw:textarea-horizontal-align="justify" draw:textarea-vertical-align="middle" draw:auto-grow-height="false" fo:min-height="0.054cm" fo:min-width="0cm"/>
    </style:style>
    <style:style style:name="gr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 style:family="graphic" style:parent-style-name="standard">
      <style:graphic-properties draw:stroke="none" dr3d:vertical-segments="14" dr3d:close-front="true" dr3d:close-back="true"/>
    </style:style>
    <style:style style:name="gr7" style:family="graphic" style:parent-style-name="standard">
      <style:graphic-properties draw:fill="solid" draw:fill-color="#b80047" draw:textarea-vertical-align="middle" draw:auto-grow-height="false" fo:min-height="1.405cm" fo:min-width="0.791cm" fo:wrap-option="wrap"/>
    </style:style>
    <style:style style:name="gr8" style:family="graphic" style:parent-style-name="standard">
      <style:graphic-properties draw:fill="solid" draw:fill-color="#ffffff" draw:textarea-vertical-align="middle" draw:auto-grow-height="false" fo:min-height="1.212cm" fo:min-width="0.217cm" fo:wrap-option="wrap"/>
    </style:style>
    <style:style style:name="gr9" style:family="graphic" style:parent-style-name="standard">
      <style:graphic-properties draw:fill="solid" draw:fill-color="#ffcc99" draw:textarea-horizontal-align="justify" draw:textarea-vertical-align="middle" draw:auto-grow-height="false" fo:min-height="3.702cm" fo:min-width="2.643cm"/>
    </style:style>
    <style:style style:name="gr10" style:family="graphic" style:parent-style-name="standard">
      <style:graphic-properties draw:fill="solid" draw:fill-color="#b3b3b3" draw:textarea-horizontal-align="justify" draw:textarea-vertical-align="middle" draw:auto-grow-height="false" fo:min-height="0.169cm" fo:min-width="0.311cm"/>
    </style:style>
    <style:style style:name="gr11" style:family="graphic" style:parent-style-name="standard">
      <style:graphic-properties draw:fill="solid" draw:fill-color="#b3b3b3" draw:textarea-horizontal-align="justify" draw:textarea-vertical-align="middle" draw:auto-grow-height="false" fo:min-height="0.234cm" fo:min-width="0.312cm"/>
    </style:style>
    <style:style style:name="gr12" style:family="graphic" style:parent-style-name="standard">
      <style:graphic-properties draw:fill="solid" draw:fill-color="#b80047" draw:textarea-vertical-align="middle" draw:auto-grow-height="false" fo:min-height="1.268cm" fo:min-width="0.407cm" fo:wrap-option="wrap"/>
    </style:style>
    <style:style style:name="gr13" style:family="graphic" style:parent-style-name="standard">
      <style:graphic-properties draw:fill="solid" draw:fill-color="#ffffff" draw:textarea-vertical-align="middle" draw:auto-grow-height="false" fo:min-height="1.091cm" fo:min-width="0cm" fo:wrap-option="wrap"/>
    </style:style>
    <style:style style:name="gr14" style:family="graphic" style:parent-style-name="standard">
      <style:graphic-properties draw:fill="solid" draw:fill-color="#ffcc99" draw:textarea-horizontal-align="justify" draw:textarea-vertical-align="middle" draw:auto-grow-height="false" fo:min-height="3.702cm" fo:min-width="3.003cm"/>
    </style:style>
    <style:style style:name="gr15" style:family="graphic" style:parent-style-name="standard">
      <style:graphic-properties draw:fill="solid" draw:fill-color="#b3b3b3" draw:textarea-horizontal-align="justify" draw:textarea-vertical-align="middle" draw:auto-grow-height="false" fo:min-height="0.324cm" fo:min-width="0.363cm"/>
    </style:style>
    <style:style style:name="gr16" style:family="graphic" style:parent-style-name="standard">
      <style:graphic-properties draw:fill="solid" draw:fill-color="#b80047" draw:textarea-vertical-align="middle" draw:auto-grow-height="false" fo:min-height="1.445cm" fo:min-width="0.38cm" fo:wrap-option="wrap"/>
    </style:style>
    <style:style style:name="gr17" style:family="graphic" style:parent-style-name="standard">
      <style:graphic-properties draw:fill="solid" draw:fill-color="#ffcc99" draw:textarea-horizontal-align="justify" draw:textarea-vertical-align="middle" draw:auto-grow-height="false" fo:min-height="3.702cm" fo:min-width="2.986cm"/>
    </style:style>
    <style:style style:name="gr18" style:family="graphic" style:parent-style-name="standard">
      <style:graphic-properties draw:fill="solid" draw:fill-color="#b3b3b3" draw:textarea-horizontal-align="justify" draw:textarea-vertical-align="middle" draw:auto-grow-height="false" fo:min-height="0.324cm" fo:min-width="0.359cm"/>
    </style:style>
    <style:style style:name="gr19" style:family="graphic" style:parent-style-name="standard">
      <style:graphic-properties draw:fill="solid" draw:fill-color="#999999" draw:textarea-vertical-align="middle" draw:auto-grow-height="false" fo:min-height="0.712cm" fo:min-width="0cm" fo:wrap-option="wrap"/>
    </style:style>
    <style:style style:name="gr20" style:family="graphic" style:parent-style-name="standard">
      <style:graphic-properties draw:fill="solid" draw:fill-color="#999999" draw:textarea-vertical-align="middle" draw:auto-grow-height="false" fo:min-height="0.732cm" fo:min-width="0cm" fo:wrap-option="wrap"/>
    </style:style>
    <style:style style:name="gr21" style:family="graphic" style:parent-style-name="standard">
      <style:graphic-properties draw:fill="solid" draw:fill-color="#999999" draw:textarea-vertical-align="middle" draw:auto-grow-height="false" fo:min-height="0.728cm" fo:min-width="0cm" fo:wrap-option="wrap"/>
    </style:style>
    <style:style style:name="gr22" style:family="graphic" style:parent-style-name="standard">
      <style:graphic-properties draw:fill="solid" draw:fill-color="#999999" draw:textarea-vertical-align="middle" draw:auto-grow-height="false" fo:min-height="0.727cm" fo:min-width="0cm" fo:wrap-option="wrap"/>
    </style:style>
    <style:style style:name="gr23" style:family="graphic" style:parent-style-name="standard">
      <style:graphic-properties draw:fill="solid" draw:fill-color="#999999" draw:textarea-vertical-align="middle" draw:auto-grow-height="false" fo:min-height="0.646cm" fo:min-width="0cm" fo:wrap-option="wrap"/>
    </style:style>
    <style:style style:name="gr24" style:family="graphic" style:parent-style-name="standard">
      <style:graphic-properties draw:fill="solid" draw:fill-color="#999999" draw:textarea-vertical-align="middle" draw:auto-grow-height="false" fo:min-height="0.645cm" fo:min-width="0cm" fo:wrap-option="wrap"/>
    </style:style>
    <style:style style:name="gr25" style:family="graphic" style:parent-style-name="standard">
      <style:graphic-properties draw:fill="solid" draw:fill-color="#b80047" draw:textarea-horizontal-align="justify" draw:textarea-vertical-align="middle" draw:auto-grow-height="false" fo:min-height="0.426cm" fo:min-width="0.552cm"/>
    </style:style>
    <style:style style:name="gr26" style:family="graphic" style:parent-style-name="standard">
      <style:graphic-properties draw:fill="solid" draw:fill-color="#ffffff" draw:textarea-horizontal-align="justify" draw:textarea-vertical-align="middle" draw:auto-grow-height="false" fo:min-height="0.29cm" fo:min-width="0.413cm"/>
    </style:style>
    <style:style style:name="gr27" style:family="graphic" style:parent-style-name="standard">
      <style:graphic-properties draw:fill="solid" draw:fill-color="#99284c" draw:auto-grow-height="false" fo:min-height="0cm" fo:min-width="0.043cm" fo:wrap-option="wrap"/>
    </style:style>
    <style:style style:name="gr28" style:family="graphic" style:parent-style-name="standard">
      <style:graphic-properties draw:fill="solid" draw:fill-color="#999999" draw:textarea-vertical-align="middle" draw:auto-grow-height="false" fo:min-height="0.712cm" fo:min-width="0.139cm" fo:wrap-option="wrap"/>
    </style:style>
    <style:style style:name="gr29" style:family="graphic" style:parent-style-name="standard">
      <style:graphic-properties draw:fill="solid" draw:fill-color="#b80047" draw:textarea-horizontal-align="justify" draw:textarea-vertical-align="middle" draw:auto-grow-height="false" fo:min-height="0.199cm" fo:min-width="1.118cm"/>
    </style:style>
    <style:style style:name="gr30" style:family="graphic" style:parent-style-name="standard">
      <style:graphic-properties draw:fill="solid" draw:fill-color="#ffffff" draw:textarea-horizontal-align="justify" draw:textarea-vertical-align="middle" draw:auto-grow-height="false" fo:min-height="0cm" fo:min-width="0.489cm"/>
    </style:style>
    <style:style style:name="P1" style:family="paragraph">
      <loext:graphic-properties draw:fill="solid" draw:fill-color="#ffcc99"/>
      <style:paragraph-properties fo:text-align="center"/>
    </style:style>
    <style:style style:name="P2" style:family="paragraph">
      <loext:graphic-properties draw:fill="solid" draw:fill-color="#b3b3b3"/>
      <style:paragraph-properties fo:text-align="center"/>
    </style:style>
    <style:style style:name="P3" style:family="paragraph">
      <loext:graphic-properties draw:fill="solid" draw:fill-color="#0047ff"/>
      <style:paragraph-properties fo:text-align="center"/>
    </style:style>
    <style:style style:name="P4" style:family="paragraph">
      <loext:graphic-properties draw:fill="solid" draw:fill-color="#b80047"/>
      <style:paragraph-properties fo:text-align="center"/>
    </style:style>
    <style:style style:name="P5" style:family="paragraph">
      <loext:graphic-properties draw:fill="solid" draw:fill-color="#ffffff"/>
      <style:paragraph-properties fo:text-align="center"/>
    </style:style>
    <style:style style:name="P6" style:family="paragraph">
      <loext:graphic-properties draw:fill="solid" draw:fill-color="#999999"/>
      <style:paragraph-properties fo:text-align="center"/>
    </style:style>
    <style:style style:name="P7" style:family="paragraph">
      <loext:graphic-properties draw:fill="solid" draw:fill-color="#99284c"/>
    </style:style>
  </office:automatic-styles>
  <office:body>
    <office:drawing>
      <draw:page draw:name="page1" draw:style-name="dp1" draw:master-page-name="Default">
        <draw:custom-shape draw:style-name="gr1" draw:text-style-name="P1" draw:layer="layout" svg:width="4.851cm" svg:height="5.588cm" svg:x="10.842cm" svg:y="2.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194cm" svg:height="0.812cm" svg:x="11.83cm" svg:y="4.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85cm" svg:height="0.429cm" svg:x="12.217cm" svg:y="4.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194cm" svg:height="0.812cm" svg:x="13.717cm" svg:y="4.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85cm" svg:height="0.43cm" svg:x="13.986cm" svg:y="4.78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5" svg:width="1.079cm" svg:height="1.337cm" svg:x="12.792cm" svg:y="4.97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5000 2500 10000" svg:d="M0 5000l125-500 125-500 250-1000 500-2000 500-2000 500-2000 500-2000h-500-500-500-500-250-250z"/>
        </dr3d:scene>
        <draw:custom-shape draw:style-name="gr7" draw:text-style-name="P4" draw:layer="layout" svg:width="1.291cm" svg:height="1.655cm" draw:transform="rotate (1.5707963267949) translate (12.484cm 7.649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8" draw:text-style-name="P5" draw:layer="layout" svg:width="0.717cm" svg:height="1.462cm" draw:transform="rotate (1.5707963267949) translate (12.6cm 7.505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9" draw:text-style-name="P1" draw:layer="layout" svg:width="4.445cm" svg:height="5.588cm" svg:x="5.381cm" svg:y="9.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145cm" svg:height="0.591cm" draw:transform="skewX (-0.193731546971371) rotate (-0.349065850398866) translate (6.362cm 10.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52cm" svg:height="0.43cm" svg:x="6.666cm" svg:y="11.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1.146cm" svg:height="0.684cm" draw:transform="skewX (0.193382481120972) rotate (0.349065850398866) translate (7.955cm 1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53cm" svg:height="0.429cm" svg:x="8.26cm" svg:y="11.33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5" svg:width="0.989cm" svg:height="1.337cm" svg:x="7.166cm" svg:y="11.5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5000 2500 10000" svg:d="M0 5000l125-500 125-500 250-1000 500-2000 500-2000 500-2000 500-2000h-500-500-500-500-250-250z"/>
        </dr3d:scene>
        <draw:custom-shape draw:style-name="gr12" draw:text-style-name="P4" draw:layer="layout" svg:width="0.907cm" svg:height="1.518cm" draw:transform="rotate (-1.5707963267949) translate (8.402cm 13.44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13" draw:text-style-name="P5" draw:layer="layout" svg:width="0.477cm" svg:height="1.341cm" draw:transform="rotate (-1.5707963267949) translate (8.338cm 13.598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14" draw:text-style-name="P1" draw:layer="layout" svg:width="4.953cm" svg:height="5.588cm" svg:x="15.859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1.219cm" svg:height="0.812cm" svg:x="16.904cm" svg:y="4.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93cm" svg:height="0.429cm" svg:x="17.299cm" svg:y="4.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1.219cm" svg:height="0.812cm" svg:x="18.831cm" svg:y="4.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93cm" svg:height="0.429cm" svg:x="19.106cm" svg:y="4.73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5" svg:width="1.101cm" svg:height="1.337cm" svg:x="17.887cm" svg:y="4.9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5000 2500 10000" svg:d="M0 5000l125-500 125-500 250-1000 500-2000 500-2000 500-2000 500-2000h-500-500-500-500-250-250z"/>
        </dr3d:scene>
        <draw:custom-shape draw:style-name="gr16" draw:text-style-name="P4" draw:layer="layout" svg:width="0.88cm" svg:height="1.695cm" draw:transform="skewX (-0.0706858347057704) rotate (1.62856672503591) translate (17.555cm 7.413cm)">
          <text:p/>
          <draw:enhanced-geometry svg:viewBox="0 0 21600 21600" draw:mirror-horizontal="true" draw:glue-points="21600 0 0 10800 21600 21600 ?f0 10800" draw:text-areas="?f1 ?f10 21600 ?f11" draw:mirror-vertical="false"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17" draw:text-style-name="P1" draw:layer="layout" svg:width="4.928cm" svg:height="5.588cm" svg:x="4.937cm" svg:y="2.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draw:layer="layout" svg:width="1.213cm" svg:height="0.812cm" svg:x="5.787cm" svg:y="4.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92cm" svg:height="0.429cm" svg:x="6.18cm" svg:y="5.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draw:layer="layout" svg:width="1.213cm" svg:height="0.812cm" svg:x="7.705cm" svg:y="4.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92cm" svg:height="0.429cm" svg:x="7.978cm" svg:y="5.17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5" svg:width="1.096cm" svg:height="1.337cm" svg:x="6.765cm" svg:y="5.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5000 2500 10000" svg:d="M0 5000l125-500 125-500 250-1000 500-2000 500-2000 500-2000 500-2000h-500-500-500-500-250-250z"/>
        </dr3d:scene>
        <draw:custom-shape draw:style-name="gr19" draw:text-style-name="P6" draw:layer="layout" svg:width="0.335cm" svg:height="0.962cm" draw:transform="rotate (-1.5707963267949) translate (12.946cm 4.16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19" draw:text-style-name="P6" draw:layer="layout" svg:width="0.335cm" svg:height="0.962cm" draw:transform="rotate (-1.5707963267949) translate (14.756cm 4.16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0" draw:text-style-name="P6" draw:layer="layout" svg:width="0.336cm" svg:height="0.982cm" draw:transform="rotate (-1.5707963267949) translate (17.965cm 4.165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0" draw:text-style-name="P6" draw:layer="layout" svg:width="0.336cm" svg:height="0.982cm" draw:transform="rotate (-1.5707963267949) translate (19.852cm 4.21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1" draw:text-style-name="P6" draw:layer="layout" svg:width="0.335cm" svg:height="0.978cm" draw:transform="rotate (-1.5707963267949) translate (8.76cm 4.463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2" draw:text-style-name="P6" draw:layer="layout" svg:width="0.335cm" svg:height="0.977cm" draw:transform="rotate (-1.5707963267949) translate (6.842cm 4.558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3" draw:text-style-name="P6" draw:layer="layout" svg:width="0.329cm" svg:height="0.896cm" draw:transform="skewX (0.152890842474703) rotate (-1.30899693899575) translate (7.317cm 10.674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4" draw:text-style-name="P6" draw:layer="layout" svg:width="0.329cm" svg:height="0.895cm" draw:transform="skewX (-0.155159770502296) rotate (-1.83259571459405) translate (8.928cm 10.995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5" draw:text-style-name="P4" draw:layer="layout" svg:width="1.486cm" svg:height="0.956cm" svg:x="6.648cm" svg:y="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1.291cm" svg:height="0.762cm" svg:x="6.765cm" svg:y="7.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draw:layer="layout" svg:width="0.705cm" svg:height="0.763cm" svg:x="7.039cm" svg:y="7.329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 draw:text-style-name="P1" draw:layer="layout" svg:width="4.851cm" svg:height="5.588cm" svg:x="10.969cm" svg:y="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194cm" svg:height="0.812cm" svg:x="12.084cm" svg:y="10.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85cm" svg:height="0.429cm" svg:x="12.471cm" svg:y="11.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194cm" svg:height="0.812cm" svg:x="13.971cm" svg:y="10.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85cm" svg:height="0.43cm" svg:x="14.24cm" svg:y="11.06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5" svg:width="1.079cm" svg:height="1.337cm" svg:x="13.046cm" svg:y="11.2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5000 2500 10000" svg:d="M0 5000l125-500 125-500 250-1000 500-2000 500-2000 500-2000 500-2000h-500-500-500-500-250-250z"/>
        </dr3d:scene>
        <draw:custom-shape draw:style-name="gr28" draw:text-style-name="P6" draw:layer="layout" svg:width="0.639cm" svg:height="0.962cm" draw:transform="rotate (-1.5707963267949) translate (13.2cm 10.144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8" draw:text-style-name="P6" draw:layer="layout" svg:width="0.639cm" svg:height="0.962cm" draw:transform="rotate (-1.5707963267949) translate (15.01cm 10.144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9" draw:text-style-name="P4" draw:layer="layout" svg:width="2.286cm" svg:height="0.635cm" svg:x="12.493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5" draw:layer="layout" svg:width="1.397cm" svg:height="0.127cm" svg:x="12.938cm" svg:y="13.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851cm" svg:height="5.588cm" svg:x="15.961cm" svg:y="8.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194cm" svg:height="0.812cm" svg:x="17.076cm" svg:y="11.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85cm" svg:height="0.429cm" svg:x="17.7cm" svg:y="11.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194cm" svg:height="0.812cm" svg:x="18.963cm" svg:y="11.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85cm" svg:height="0.43cm" svg:x="19.605cm" svg:y="11.41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5" svg:width="1.079cm" svg:height="1.337cm" svg:x="18.038cm" svg:y="11.57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5000 2500 10000" svg:d="M0 5000l125-500 125-500 250-1000 500-2000 500-2000 500-2000 500-2000h-500-500-500-500-250-250z"/>
        </dr3d:scene>
        <draw:custom-shape draw:style-name="gr28" draw:text-style-name="P6" draw:layer="layout" svg:width="0.639cm" svg:height="0.962cm" draw:transform="rotate (-1.5707963267949) translate (18.192cm 10.46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8" draw:text-style-name="P6" draw:layer="layout" svg:width="0.639cm" svg:height="0.962cm" draw:transform="rotate (-1.5707963267949) translate (20.002cm 10.46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9" draw:text-style-name="P4" draw:layer="layout" svg:width="2.286cm" svg:height="0.635cm" svg:x="17.485cm" svg:y="13.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5" draw:layer="layout" svg:width="1.397cm" svg:height="0.127cm" svg:x="17.93cm" svg:y="13.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851cm" svg:height="5.588cm" svg:x="4.658cm" svg:y="15.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194cm" svg:height="0.812cm" svg:x="5.773cm" svg:y="18.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85cm" svg:height="0.429cm" svg:x="5.826cm" svg:y="18.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194cm" svg:height="0.812cm" svg:x="7.66cm" svg:y="18.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85cm" svg:height="0.43cm" svg:x="7.663cm" svg:y="18.33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5" svg:width="1.079cm" svg:height="1.337cm" svg:x="6.735cm" svg:y="18.5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5000 2500 10000" svg:d="M0 5000l125-500 125-500 250-1000 500-2000 500-2000 500-2000 500-2000h-500-500-500-500-250-250z"/>
        </dr3d:scene>
        <draw:custom-shape draw:style-name="gr28" draw:text-style-name="P6" draw:layer="layout" svg:width="0.639cm" svg:height="0.962cm" draw:transform="rotate (-1.5707963267949) translate (6.889cm 17.44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8" draw:text-style-name="P6" draw:layer="layout" svg:width="0.639cm" svg:height="0.962cm" draw:transform="rotate (-1.5707963267949) translate (8.699cm 17.44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9" draw:text-style-name="P4" draw:layer="layout" svg:width="2.286cm" svg:height="0.635cm" svg:x="6.182cm" svg:y="2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5" draw:layer="layout" svg:width="1.397cm" svg:height="0.127cm" svg:x="6.627cm" svg:y="2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851cm" svg:height="5.588cm" svg:x="10.461cm" svg:y="15.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194cm" svg:height="0.812cm" svg:x="11.576cm" svg:y="1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85cm" svg:height="0.429cm" svg:x="11.981cm" svg:y="1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194cm" svg:height="0.812cm" svg:x="13.463cm" svg:y="1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85cm" svg:height="0.43cm" svg:x="13.823cm" svg:y="18.01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5" svg:width="1.079cm" svg:height="1.337cm" svg:x="12.538cm" svg:y="18.37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5000 2500 10000" svg:d="M0 5000l125-500 125-500 250-1000 500-2000 500-2000 500-2000 500-2000h-500-500-500-500-250-250z"/>
        </dr3d:scene>
        <draw:custom-shape draw:style-name="gr28" draw:text-style-name="P6" draw:layer="layout" svg:width="0.639cm" svg:height="0.962cm" draw:transform="rotate (-1.5707963267949) translate (12.692cm 17.25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8" draw:text-style-name="P6" draw:layer="layout" svg:width="0.639cm" svg:height="0.962cm" draw:transform="rotate (-1.5707963267949) translate (14.502cm 17.25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9" draw:text-style-name="P4" draw:layer="layout" svg:width="2.286cm" svg:height="0.635cm" svg:x="11.985cm" svg:y="2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5" draw:layer="layout" svg:width="1.397cm" svg:height="0.127cm" svg:x="12.43cm" svg:y="20.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851cm" svg:height="5.588cm" svg:x="15.922cm" svg:y="15.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194cm" svg:height="0.812cm" svg:x="17.037cm" svg:y="18.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85cm" svg:height="0.429cm" svg:x="17.51cm" svg:y="18.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194cm" svg:height="0.812cm" svg:x="18.924cm" svg:y="18.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85cm" svg:height="0.43cm" svg:x="19.347cm" svg:y="18.5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5" svg:width="1.079cm" svg:height="1.337cm" svg:x="17.999cm" svg:y="18.5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5000 2500 10000" svg:d="M0 5000l125-500 125-500 250-1000 500-2000 500-2000 500-2000 500-2000h-500-500-500-500-250-250z"/>
        </dr3d:scene>
        <draw:custom-shape draw:style-name="gr28" draw:text-style-name="P6" draw:layer="layout" svg:width="0.639cm" svg:height="0.962cm" draw:transform="rotate (-1.5707963267949) translate (18.153cm 17.44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8" draw:text-style-name="P6" draw:layer="layout" svg:width="0.639cm" svg:height="0.962cm" draw:transform="rotate (-1.5707963267949) translate (19.963cm 17.44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9" draw:text-style-name="P4" draw:layer="layout" svg:width="2.286cm" svg:height="0.635cm" svg:x="17.446cm" svg:y="2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5" draw:layer="layout" svg:width="1.397cm" svg:height="0.127cm" svg:x="17.891cm" svg:y="2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es Howell</meta:initial-creator>
    <meta:creation-date>2020-03-12T14:15:24.244689780</meta:creation-date>
    <dc:date>2020-03-12T15:06:07.031605432</dc:date>
    <dc:creator>les Howell</dc:creator>
    <meta:editing-duration>PT8M50S</meta:editing-duration>
    <meta:editing-cycles>1</meta:editing-cycles>
    <meta:document-statistic meta:object-count="99"/>
    <meta:generator>LibreOffice/6.0.7.3$Linux_X86_64 LibreOffice_project/00m0$Build-3</meta:generator>
  </office:meta>
</office:document-meta>
</file>